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57171"/>
      <style:text-properties fo: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PCS</text:p>
          </table:table-cell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P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ma 17 Stepper - 42BYGHW60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GT2 Belt</text:p>
          </table:table-cell>
          <table:table-cell office:value-type="string" table:style-name="ce3">
            <text:p>2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wer supply - 110/220V 130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piral band</text:p>
          </table:table-cell>
          <table:table-cell office:value-type="string" table:style-name="ce3">
            <text:p>2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B cab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rench key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 profile 4020 - 35c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able set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 profile 2020 - 27c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1.4 10mm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 profile 2020 - 14c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3 6mm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d M8 - <text:s/>30c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3 8mm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stic parts (Sketchup / STL Files)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crew M3 12mm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rewdriv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3 16mm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re cutt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3 20mm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tend - J-H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3 25mm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 corner fitting angle 202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crew M3 30mm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neumatic connecto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3 40mm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T2 Pulley 20 teet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uts M3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dstop / Microswitch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crew M4 8mm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nurling nu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crew M4 10mm</text:p>
          </table:table-cell>
          <table:table-cell office:value-type="float" office:value="24" table:style-name="ce1">
            <text:p>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intbed spring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crew M4 16mm</text:p>
          </table:table-cell>
          <table:table-cell office:value-type="float" office:value="7" table:style-name="ce1">
            <text:p>7</text:p>
          </table:table-cell>
          <table:table-cell table:number-columns-repeated="8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Extruder gear 26 teet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uts M4</text:p>
          </table:table-cell>
          <table:table-cell office:value-type="float" office:value="5" table:style-name="ce1">
            <text:p>5</text:p>
          </table:table-cell>
          <table:table-cell table:number-columns-repeated="8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Extruder spri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mmer nut M4</text:p>
          </table:table-cell>
          <table:table-cell office:value-type="float" office:value="31" table:style-name="ce1">
            <text:p>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C connecto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crew M6 20mm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langed bearing F688ZZ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crew M8 30mm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truder bearing 604U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ut M8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lexible coupling 5mm / 8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amps 1.4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lips 30 - 40 mm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rduino Mega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ble tie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tepper driver A4988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an 12V 40m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rintbed (Plexi/Acryl 5mm)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at shrink tube</text:p>
          </table:table-cell>
          <table:table-cell office:value-type="string" table:style-name="ce3">
            <text:p>50cm</text:p>
          </table:table-cell>
          <table:table-cell table:style-name="ce1"/>
          <table:table-cell office:value-type="string" table:style-name="ce1">
            <text:p>Plate 180x430mm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wden tube 1.75mm</text:p>
          </table:table-cell>
          <table:table-cell office:value-type="string" table:style-name="ce3">
            <text:p>70cm</text:p>
          </table:table-cell>
          <table:table-cell table:style-name="ce1"/>
          <table:table-cell office:value-type="string" table:style-name="ce1">
            <text:p>Optional LCD panel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Manual: http://teklab.de/tekb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TekBOT: http://dein-3d-drucker.de/shop/tekbot-lite-kit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upport: service@teklab.de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5</meta:generator>
    <meta:initial-creator>Christian Frankenstein</meta:initial-creator>
    <dc:creator>X</dc:creator>
    <meta:creation-date>2015-12-17T21:41:21Z</meta:creation-date>
    <dc:date>2016-07-17T17:47:21Z</dc:date>
    <meta:print-date>2016-03-16T12:11:16Z</meta:print-date>
    <meta:editing-duration>PT0S</meta:editing-duration>
  </office:meta>
</office:document-meta>
</file>